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86e" officeooo:paragraph-rsid="0003586e"/>
    </style:style>
    <style:style style:name="P2" style:family="paragraph" style:parent-style-name="Standard">
      <style:paragraph-properties fo:text-align="center" style:justify-single-word="false"/>
      <style:text-properties fo:font-size="16pt" officeooo:rsid="0003586e" officeooo:paragraph-rsid="0003586e" style:font-size-asian="16pt" style:font-size-complex="16pt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4111d" officeooo:paragraph-rsid="0004111d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379ed1" officeooo:paragraph-rsid="00052bc0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6c766" officeooo:paragraph-rsid="0004111d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e9a0e" officeooo:paragraph-rsid="0004111d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78827" officeooo:paragraph-rsid="0004111d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33b7c5" officeooo:paragraph-rsid="0004111d"/>
    </style:style>
    <style:style style:name="T1" style:family="text">
      <style:text-properties officeooo:rsid="0004111d"/>
    </style:style>
    <style:style style:name="T2" style:family="text">
      <style:text-properties officeooo:rsid="0020f8e6"/>
    </style:style>
    <style:style style:name="T3" style:family="text">
      <style:text-properties officeooo:rsid="001bbcdc"/>
    </style:style>
    <style:style style:name="T4" style:family="text">
      <style:text-properties officeooo:rsid="002250a1"/>
    </style:style>
    <style:style style:name="T5" style:family="text">
      <style:text-properties officeooo:rsid="00052bc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de Revisão <text:span text:style-name="T1">de Código</text:span></text:p>
      <text:p text:style-name="P1"/>
      <text:p text:style-name="P1">Checklist para verificação se os critérios de padrões de documentação e programação foram seguidos, assim como verificar se todos os passos do projeto foram realizados.</text:p>
      <text:p text:style-name="P1"/>
      <text:list xml:id="list1284245057" text:style-name="L2">
        <text:list-item>
          <text:p text:style-name="P5"><text:span text:style-name="T1">Verificar se está tudo em</text:span> português</text:p>
        </text:list-item>
        <text:list-item>
          <text:p text:style-name="P3">Verificar se as classes estão iniciadas com letra maiúscula</text:p>
        </text:list-item>
        <text:list-item>
          <text:p text:style-name="P6"><text:span text:style-name="T1">Verificar se as classes estão com c</text:span>amelcase para nomes de variáveis e classes</text:p>
        </text:list-item>
        <text:list-item>
          <text:p text:style-name="P6"><text:span text:style-name="T1">Verificar se as c</text:span>onstantes <text:span text:style-name="T1">estão</text:span> todas <text:span text:style-name="T1">com </text:span>letras maiúsculas</text:p>
        </text:list-item>
        <text:list-item>
          <text:p text:style-name="P5">Fazer documentação <text:span text:style-name="T2">javadoc</text:span> para todo o código</text:p>
        </text:list-item>
        <text:list-item>
          <text:p text:style-name="P7"><text:span text:style-name="T1">Verificar se c</text:span>ada método <text:span text:style-name="T1">explica</text:span> explicitamente o que faz na assinatura de seu nome</text:p>
        </text:list-item>
        <text:list-item>
          <text:p text:style-name="P7"><text:span text:style-name="T1">Verificar se n</text:span>omes de variáveis e métodos <text:span text:style-name="T1">tem no máximo 16</text:span> caracteres </text:p>
        </text:list-item>
        <text:list-item>
          <text:p text:style-name="P8"><text:span text:style-name="T1">Verificar se t</text:span>odas as classes de teste indica<text:span text:style-name="T1">m</text:span> em seu nome o tipo de teste, tendo nome iniciado com “Teste”</text:p>
        </text:list-item>
        <text:list-item>
          <text:p text:style-name="P8"><text:span text:style-name="T1">Verificar se t</text:span>odos os métodos de teste indica<text:span text:style-name="T1">m</text:span> em seu nome o recurso testado, tendo nome terminado com “teste”</text:p>
        </text:list-item>
        <text:list-item>
          <text:p text:style-name="P4"><text:span text:style-name="T1">Verificar se t</text:span>odas as classes <text:span text:style-name="T5">tem retorn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09:43.493000000</meta:creation-date>
    <meta:generator>LibreOffice/5.4.6.2$Windows_X86_64 LibreOffice_project/4014ce260a04f1026ba855d3b8d91541c224eab8</meta:generator>
    <dc:date>2018-06-25T19:20:42.669000000</dc:date>
    <meta:editing-duration>PT7M15S</meta:editing-duration>
    <meta:editing-cycles>3</meta:editing-cycles>
    <meta:document-statistic meta:table-count="0" meta:image-count="0" meta:object-count="0" meta:page-count="1" meta:paragraph-count="12" meta:word-count="156" meta:character-count="906" meta:non-whitespace-character-count="771"/>
  </office:meta>
</office:document-meta>
</file>